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Georgia" fo:font-size="14pt" fo:language="uk" fo:country="UA" officeooo:rsid="0018994c" officeooo:paragraph-rsid="0018994c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Georgia" fo:font-size="14pt" fo:language="uk" fo:country="UA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Georgia" fo:font-size="14pt" fo:language="uk" fo:country="UA" fo:font-weight="bold" officeooo:rsid="0018994c" officeooo:paragraph-rsid="0018994c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Georgia" fo:font-size="14pt" fo:language="uk" fo:country="UA" fo:font-weight="normal" officeooo:rsid="001d7462" officeooo:paragraph-rsid="001d746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Georgia" fo:font-size="14pt" fo:language="uk" fo:country="UA" fo:font-weight="normal" officeooo:rsid="001f5ef5" officeooo:paragraph-rsid="001f5ef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Georgia" fo:font-size="14pt" fo:language="uk" fo:country="UA" fo:font-weight="normal" officeooo:rsid="001f5ef5" officeooo:paragraph-rsid="001f5ef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1bceb7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1a4c81"/>
    </style:style>
    <style:style style:name="P9" style:family="paragraph" style:parent-style-name="Standard">
      <style:paragraph-properties fo:line-height="150%" fo:text-align="start" style:justify-single-word="false"/>
      <style:text-properties fo:font-weight="bold" officeooo:rsid="001d260c" officeooo:paragraph-rsid="001d260c" style:font-weight-asian="bold" style:font-weight-complex="bold"/>
    </style:style>
    <style:style style:name="T1" style:family="text">
      <style:text-properties officeooo:rsid="001899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Georgia" fo:font-size="14pt" fo:language="uk" fo:country="UA" fo:font-weight="normal" officeooo:rsid="0018994c" style:font-size-asian="14pt" style:font-weight-asian="normal" style:font-size-complex="14pt" style:font-weight-complex="normal"/>
    </style:style>
    <style:style style:name="T4" style:family="text">
      <style:text-properties style:font-name="Georgia" fo:font-size="14pt" fo:language="uk" fo:country="UA" fo:font-weight="normal" officeooo:rsid="001a4c81" style:font-size-asian="14pt" style:font-weight-asian="normal" style:font-size-complex="14pt" style:font-weight-complex="normal"/>
    </style:style>
    <style:style style:name="T5" style:family="text">
      <style:text-properties style:font-name="Georgia" fo:font-size="14pt" fo:language="uk" fo:country="UA" fo:font-weight="normal" officeooo:rsid="001bceb7" style:font-size-asian="14pt" style:font-weight-asian="normal" style:font-size-complex="14pt" style:font-weight-complex="normal"/>
    </style:style>
    <style:style style:name="T6" style:family="text">
      <style:text-properties style:font-name="Georgia" fo:font-size="14pt" fo:language="uk" fo:country="UA" fo:font-weight="normal" officeooo:rsid="001c4056" style:font-size-asian="14pt" style:font-weight-asian="normal" style:font-size-complex="14pt" style:font-weight-complex="normal"/>
    </style:style>
    <style:style style:name="T7" style:family="text">
      <style:text-properties style:font-name="Georgia" fo:font-size="14pt" fo:language="uk" fo:country="UA" fo:font-weight="normal" officeooo:rsid="001d260c" style:font-size-asian="14pt" style:font-weight-asian="normal" style:font-size-complex="14pt" style:font-weight-complex="normal"/>
    </style:style>
    <style:style style:name="T8" style:family="text">
      <style:text-properties style:font-name="Georgia" fo:font-size="14pt" fo:language="uk" fo:country="UA" officeooo:rsid="001bceb7" style:font-size-asian="14pt" style:font-size-complex="14pt"/>
    </style:style>
    <style:style style:name="T9" style:family="text">
      <style:text-properties officeooo:rsid="001e0bfb"/>
    </style:style>
    <style:style style:name="T10" style:family="text">
      <style:text-properties fo:language="en" fo:country="US" officeooo:rsid="001e0bfb"/>
    </style:style>
    <style:style style:name="T11" style:family="text">
      <style:text-properties officeooo:rsid="001eeb29"/>
    </style:style>
    <style:style style:name="T12" style:family="text">
      <style:text-properties officeooo:rsid="001f5e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ідсумкова робота</text:p>
      <text:p text:style-name="P2">з курсу</text:p>
      <text:p text:style-name="P2"/>
      <text:p text:style-name="P2">«Маніпуляції суспільною свідомістю: технології протидії»</text:p>
      <text:p text:style-name="P2">студента</text:p>
      <text:p text:style-name="P2">факультета <text:span text:style-name="T1">математики і інформатики</text:span>, групи <text:span text:style-name="T1">МФ-31</text:span></text:p>
      <text:p text:style-name="P2"/>
      <text:p text:style-name="P1">Чистякова Артема</text:p>
      <text:p text:style-name="P1">11.12.20</text:p>
      <text:p text:style-name="P2"/>
      <text:p text:style-name="P2">Вар<text:span text:style-name="T1">і</text:span>ант 1</text:p>
      <text:p text:style-name="P2"/>
      <text:p text:style-name="P3">1.</text:p>
      <text:p text:style-name="P3"><text:span text:style-name="T2"/></text:p>
      <text:p text:style-name="P7"><text:span text:style-name="T3">Біхевіоризм (від англ. Behaviour) – це напрямок в психології, який вивчає поведінку людини. </text:span><text:span text:style-name="T4">Завдяки цьому напрямку, ми докладніше зрозуміли як краще навчати, розуміти поведінку та, звістно, маніпулювати людською свідомістью. </text:span><text:span text:style-name="T3">Біхевіоризм </text:span><text:span text:style-name="T4">також лежить в основі таких технологій як штучний інтелект та машинне навчання, </text:span><text:span text:style-name="T5">б</text:span><text:span text:style-name="T4">о ці технологіі спеціально розроблені щоб аналізувати та </text:span><text:span text:style-name="T5">передбачати людську поведінку. Першим хто відкрив засади маніпулювання свідомістю був Іван Павлов. В його експериментах було відкрито, що навіть якщо не годувати собаку, а лише сповіщати його якимось сигналом, то кількість слини буде видилятися такаж сама, як і при годуванні з подачею сигнала одночасно. Тим самим Павлов заснував перші кроки маніпуляціі за допомогою б</text:span><text:span text:style-name="T3">іхевіоризм</text:span><text:span text:style-name="T5">у. </text:span><text:span text:style-name="T6">Цю ідею можна развити далі таким чином: якщо багато раз з’єднати щось погане (боль, жах, гучний звук) з чимось нейтральним, то у людини виникне рефлекс: вона почне боятися нейтрального як поганого. Користуючись цими принципами, можна знайти засади застосування такої маніпуляціі </text:span><text:soft-page-break/><text:span text:style-name="T6">заради корисних </text:span><text:span text:style-name="T7">чи прибуткових</text:span><text:span text:style-name="T6"> цілей. Наприклад реклама. В рекламі люди завжди почуваються добре: вони радісні, щасливі, та при перегляді, споживач підсвідомо </text:span><text:span text:style-name="T7">захоче почивати себе також добре, та в магазині вибере саме ракламований продукт. Також це може працювати в протилежну сторону. Реклама може демонструвати негативні наслідки некористуванням послуг, тим самим “змушуя” споживача купити послугу наступного разу.</text:span></text:p>
      <text:p text:style-name="P7"><text:span text:style-name="T7"/></text:p>
      <text:p text:style-name="P9"><text:span text:style-name="T8">2.</text:span></text:p>
      <text:p text:style-name="P9"><text:span text:style-name="T8"/></text:p>
      <text:p text:style-name="P4">В маніпулюванні тоталітарної сектою існую декілька кроків: по-перше, це стадія вербудвання, де вербувальник намагаеться склонити новачка до секти через <text:span text:style-name="T9">індивідуальні засоби маніпуляціі (поведінка, приватне спілкування, увагу). </text:span><text:span text:style-name="T11">По-друге, к</text:span><text:span text:style-name="T9">оли новачка вдається підговорити піти на якись захід секти, там завжди буде гарна, безкоштовна їжа, позитивна атмосфера та увага до гостя, щоб задати уяву важливості та комфорту. </text:span><text:span text:style-name="T11">По-третє,</text:span><text:span text:style-name="T9"> </text:span><text:span text:style-name="T11">наступна </text:span><text:span text:style-name="T9">стадія маніпулювання </text:span><text:span text:style-name="T10">–</text:span><text:span text:style-name="T9"> ізоляция. Обраного могут запропонувати на якусь безкоштовну відпустку або вихідні (за рахунок секти), де його ізолують від родини, друзів та здорового глузду. В ізоляціі до гостя може змінитися ставлення: коли він відповідати</text:span><text:span text:style-name="T11">ме</text:span><text:span text:style-name="T9"> на запитання не так як сектантам хотілось, вони будут супитись та уникати погдяду. Якщо відповідь “правильна”, то всюду будуть посмішка ті </text:span><text:span text:style-name="T11">радість. Новачку нічого не залишиться як слідкувати цьому тренду (нікто не бажає бути кинутим), а далі ця зовнішня “гра в відгадай відповідь” перетворюється до внутрішного сенсу. Коли секта заробляє достатню довіру гостя, то вона починає знайомити його з високою метою секти, наприклад, врятувати людство від загибелі, і що кожен крок секти, та життя мільярдів людей, залежить від дій новачка. Все, тут вже шляху назад немає, </text:span><text:span text:style-name="T12">людина зломлена. Теперь вона вже не новачок, а повноценний сектант. </text:span></text:p>
      <text:p text:style-name="P5"><text:soft-page-break/>Тож якщо підсомувати, то методи маніпуляции в секті наступні: </text:p>
      <text:p text:style-name="P5"/>
      <text:list xml:id="list4199223805" text:style-name="L1">
        <text:list-item>
          <text:p text:style-name="P6">Індивидуальний підхід</text:p>
        </text:list-item>
        <text:list-item>
          <text:p text:style-name="P6">Забота та “показуха” довіри</text:p>
        </text:list-item>
        <text:list-item>
          <text:p text:style-name="P6">Вплив суспільства секти</text:p>
        </text:list-item>
        <text:list-item>
          <text:p text:style-name="P6">Підсвідомий вплив</text:p>
        </text:list-item>
        <text:list-item>
          <text:p text:style-name="P6">Страх покарання</text:p>
        </text:list-item>
        <text:list-item>
          <text:p text:style-name="P6">Бажання нагороди</text:p>
        </text:list-item>
      </text:list>
      <text:p text:style-name="P9"><text:span text:style-name="T8"/></text:p>
      <text:p text:style-name="P9"><text:span text:style-name="T8"/></text:p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1:54:08.501779603</meta:creation-date>
    <dc:date>2020-12-11T13:31:52.187976870</dc:date>
    <meta:editing-duration>PT7M2S</meta:editing-duration>
    <meta:editing-cycles>1</meta:editing-cycles>
    <meta:document-statistic meta:table-count="0" meta:image-count="0" meta:object-count="0" meta:page-count="3" meta:paragraph-count="19" meta:word-count="437" meta:character-count="3139" meta:non-whitespace-character-count="2723"/>
    <meta:generator>LibreOffice/6.4.6.2$Linux_X86_64 LibreOffice_project/40$Build-2</meta:generator>
  </office:meta>
</office:document-meta>
</file>